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21.89mm"/>
    </style:style>
    <style:style style:name="co4" style:family="table-column">
      <style:table-column-properties fo:break-before="auto" style:column-width="14.71mm"/>
    </style:style>
    <style:style style:name="co5" style:family="table-column">
      <style:table-column-properties fo:break-before="auto" style:column-width="15.31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143.28mm"/>
    </style:style>
    <style:style style:name="co8" style:family="table-column">
      <style:table-column-properties fo:break-before="auto" style:column-width="49.3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87mm" fo:break-before="auto" style:use-optimal-row-height="true"/>
    </style:style>
    <style:style style:name="ro4" style:family="table-row">
      <style:table-row-properties style:row-height="13.12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8.68mm" fo:break-before="auto" style:use-optimal-row-height="true"/>
    </style:style>
    <style:style style:name="ro7" style:family="table-row">
      <style:table-row-properties style:row-height="12.54mm" fo:break-before="auto" style:use-optimal-row-height="true"/>
    </style:style>
    <style:style style:name="ro8" style:family="table-row">
      <style:table-row-properties style:row-height="5.59mm" fo:break-before="auto" style:use-optimal-row-height="false"/>
    </style:style>
    <style:style style:name="ro9" style:family="table-row">
      <style:table-row-properties style:row-height="5.4mm" fo:break-before="auto" style:use-optimal-row-height="false"/>
    </style:style>
    <style:style style:name="ro10" style:family="table-row">
      <style:table-row-properties style:row-height="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37">
      <style:table-cell-properties fo:background-color="#cccc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fo:wrap-option="wrap" fo:border="0.06pt solid #000000" style:vertical-align="middle"/>
    </style:style>
    <style:style style:name="ce8" style:family="table-cell" style:parent-style-name="Default">
      <style:table-cell-properties fo:background-color="#cccc00" fo:wrap-option="wrap" fo:border="0.06pt solid #000000" style:vertical-align="middle"/>
    </style:style>
    <style:style style:name="ce9" style:family="table-cell" style:parent-style-name="Default">
      <style:table-cell-properties fo:wrap-option="wrap" fo:border="0.06pt solid #000000" style:vertical-align="middl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fo:font-style="normal" style:font-size-asian="10pt" style:font-style-asian="normal" style:font-size-complex="10pt" style:font-style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cccc00" style:text-align-source="fix" style:repeat-content="false" fo:wrap-option="wrap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7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end" fo:margin-left="0mm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cccc00" style:text-align-source="fix" style:repeat-content="false" fo:wrap-option="wrap" fo:border="0.06pt solid #000000" style:vertical-align="middle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cccc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wrap-option="wrap" fo:border="0.06pt solid #000000" style:vertical-align="middle"/>
    </style:style>
    <style:style style:name="ce27" style:family="table-cell" style:parent-style-name="Default">
      <style:table-cell-properties fo:background-color="transparent" fo:wrap-option="wrap" fo:border="0.06pt solid #000000" style:vertical-align="middl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transparent" fo:wrap-option="wrap" fo:border="0.06pt solid #000000" style:vertical-align="middle"/>
      <style:text-properties fo:color="#000000"/>
    </style:style>
    <style:style style:name="ce29" style:family="table-cell" style:parent-style-name="Default">
      <style:table-cell-properties fo:background-color="transparent" fo:wrap-option="wrap" fo:border="0.06pt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fo:wrap-option="wrap" fo:border="0.06pt solid #000000" style:vertical-align="middle"/>
      <style:text-properties style:font-name="Arial" fo:font-size="10pt" style:font-name-asian="Andale Sans UI1" style:font-size-asian="10pt" style:font-size-complex="10pt"/>
    </style:style>
    <style:style style:name="ce32" style:family="table-cell" style:parent-style-name="Default">
      <style:table-cell-properties fo:background-color="transparent" fo:wrap-option="wrap" fo:border="0.06pt solid #000000" style:vertical-align="middl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ackground-color="transparent" fo:wrap-option="wrap" fo:border="0.06pt solid #000000" style:vertical-align="middle"/>
      <style:text-properties style:font-name="Arial" fo:font-size="10pt" fo:font-weight="normal" style:font-name-asian="Andale Sans UI1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transparent" fo:wrap-option="wrap" style:vertical-align="middle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fo:font-size="10pt" style:text-line-through-type="single" style:font-size-asian="10pt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fo:color="#800000" fo:font-weight="bold" style:letter-kerning="true" fo:country="none" style:country-asian="none" style:country-complex="none" style:font-weight-asian="bold" style:font-weight-complex="bold"/>
    </style:style>
    <style:style style:name="T9" style:family="text">
      <style:text-properties style:letter-kerning="true" fo:country="none" style:country-asian="none" style:country-complex="none"/>
    </style:style>
    <style:style style:name="T10" style:family="text">
      <style:text-properties fo:color="#800000" fo:font-weight="bold" style:font-weight-asian="bold" style:font-weight-complex="bold"/>
    </style:style>
  </office:automatic-styles>
  <office:body>
    <office:spreadsheet>
      <table:table table:name="Evolutions" table:style-name="ta1" table:print-ranges="Evolutions.A1:Evolutions.H179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1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21"/>
        <table:table-column table:style-name="co6" table:default-cell-style-name="ce6"/>
        <table:table-column table:style-name="co7" table:default-cell-style-name="ce34"/>
        <table:table-column table:style-name="co8" table:default-cell-style-name="ce10"/>
        <table:table-column table:style-name="co9" table:number-columns-repeated="1014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ndard </text:p>
          </table:table-cell>
          <table:table-cell table:style-name="ce1" office:value-type="string" calcext:value-type="string">
            <text:p>Version</text:p>
            <text:p>N-1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age</text:p>
            <text:p>CC</text:p>
          </table:table-cell>
          <table:table-cell table:style-name="ce1" office:value-type="string" calcext:value-type="string">
            <text:p>Page</text:p>
            <text:p>PLU</text:p>
          </table:table-cell>
          <table:table-cell table:style-name="ce1" office:value-type="string" calcext:value-type="string">
            <text:p>nature </text:p>
          </table:table-cell>
          <table:table-cell table:style-name="ce25" office:value-type="string" calcext:value-type="string">
            <text:p>Evolution</text:p>
          </table:table-cell>
          <table:table-cell table:style-name="ce35" table:number-columns-repeated="1014"/>
          <table:table-cell table:style-name="ce6"/>
        </table:table-row>
        <table:table-row table:style-name="ro2">
          <table:table-cell table:style-name="ce2" office:value-type="date" office:date-value="2014-04-30" calcext:value-type="date">
            <text:p>30/04/14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44 et 45/47</text:p>
          </table:table-cell>
          <table:table-cell table:style-name="ce16"/>
          <table:table-cell table:style-name="ce4" office:value-type="string" calcext:value-type="string">
            <text:p>harmonisation</text:p>
          </table:table-cell>
          <table:table-cell table:style-name="ce26" office:value-type="string" calcext:value-type="string">
            <text:p>INFORMATION_SURF devient INFO_SURF _LIN _PCT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4-30" calcext:value-type="date">
            <text:p>30/04/14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float" office:value="44" calcext:value-type="float">
            <text:p>44</text:p>
          </table:table-cell>
          <table:table-cell table:style-name="ce16"/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TYPEP est codé C2 (non renseigné auparavant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4-30" calcext:value-type="date">
            <text:p>30/04/14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float" office:value="44" calcext:value-type="float">
            <text:p>44</text:p>
          </table:table-cell>
          <table:table-cell table:style-name="ce16"/>
          <table:table-cell table:style-name="ce22" office:value-type="string" calcext:value-type="string">
            <text:p>correction</text:p>
          </table:table-cell>
          <table:table-cell table:style-name="ce26" office:value-type="string" calcext:value-type="string">
            <text:p>FERMRECO = Secteur FERME à la reconstruction (et non pas OUVERT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4-30" calcext:value-type="date">
            <text:p>30/04/14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float" office:value="44" calcext:value-type="float">
            <text:p>44</text:p>
          </table:table-cell>
          <table:table-cell table:style-name="ce16"/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ETAT = abrogé : valeur 06 au lieu de 6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4-30" calcext:value-type="date">
            <text:p>30/04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Page d'entête : date de version 2014 et bas de page : date de modification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4-30" calcext:value-type="date">
            <text:p>30/04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float" office:value="43" calcext:value-type="float">
            <text:p>43</text:p>
          </table:table-cell>
          <table:table-cell table:style-name="ce16" office:value-type="float" office:value="62" calcext:value-type="float">
            <text:p>6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TYPEDOC : Ajout de PSMV pour le standard PLU et passage en C4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4-30" calcext:value-type="date">
            <text:p>30/04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float" office:value="43" calcext:value-type="float">
            <text:p>43</text:p>
          </table:table-cell>
          <table:table-cell table:style-name="ce16" office:value-type="float" office:value="62" calcext:value-type="float">
            <text:p>6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TYPEREF en C2 au lieu de C15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4-30" calcext:value-type="date">
            <text:p>30/04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20 et 44</text:p>
          </table:table-cell>
          <table:table-cell table:style-name="ce16" office:value-type="float" office:value="62" calcext:value-type="float">
            <text:p>62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ETAT: ajout occurence 07 : approuvé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4-30" calcext:value-type="date">
            <text:p>30/04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20 et 44</text:p>
          </table:table-cell>
          <table:table-cell table:style-name="ce16" office:value-type="float" office:value="27" calcext:value-type="float">
            <text:p>27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ETAT : "en cours de procédure" au lieu de "en projet"</text:p>
          </table:table-cell>
          <table:table-cell table:number-columns-repeated="1015"/>
        </table:table-row>
        <table:table-row table:style-name="ro3">
          <table:table-cell table:style-name="ce2" office:value-type="date" office:date-value="2014-04-30" calcext:value-type="date">
            <text:p>30/04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float" office:value="27" calcext:value-type="float">
            <text:p>27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Ajout du commentaire : <text:span text:style-name="T1">La valeur « Approuvé » correspond à l'état entre la délibération et la publicité du document d'urbanisme.</text:span>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4-30" calcext:value-type="date">
            <text:p>30/04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17 et 19/47</text:p>
          </table:table-cell>
          <table:table-cell table:style-name="ce16" office:value-type="string" calcext:value-type="string">
            <text:p>26 et 27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suppression de l'attribut VERSION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4-30" calcext:value-type="date">
            <text:p>30/04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float" office:value="43" calcext:value-type="float">
            <text:p>43</text:p>
          </table:table-cell>
          <table:table-cell table:style-name="ce16" office:value-type="float" office:value="62" calcext:value-type="float">
            <text:p>6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NOMPLAN en C80 au lieu de C5</text:p>
          </table:table-cell>
          <table:table-cell table:number-columns-repeated="1015"/>
        </table:table-row>
        <table:table-row table:style-name="ro4">
          <table:table-cell table:style-name="ce2" office:value-type="date" office:date-value="2014-04-30" calcext:value-type="date">
            <text:p>30/04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float" office:value="30" calcext:value-type="float">
            <text:p>30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Ajout de la mention : <text:span text:style-name="T1">Le rapport de présentation est stocké dans « 1_Rapport_de_presentation », l'évaluation environnementale y est stockée également.</text:span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5-15" calcext:value-type="date">
            <text:p>15/05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34/47</text:p>
          </table:table-cell>
          <table:table-cell table:style-name="ce16" office:value-type="float" office:value="52" calcext:value-type="float">
            <text:p>5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Les tables DOC_URBA et DOC_URBA_COM sont obligatoires et se trouvent sous le dossier principal INSEE_PLU_DATAPPRO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5-15" calcext:value-type="date">
            <text:p>15/05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33/46</text:p>
          </table:table-cell>
          <table:table-cell table:style-name="ce16" office:value-type="float" office:value="55" calcext:value-type="float">
            <text:p>55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Référence au Consignes de saisie des métadonnées INSPIRE. Les métadonnées sont obligatoires. 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5-19" calcext:value-type="date">
            <text:p>19/05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34/47</text:p>
          </table:table-cell>
          <table:table-cell table:style-name="ce16" office:value-type="float" office:value="53" calcext:value-type="float">
            <text:p>53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§4.3 : réécriture du contenu des dossiers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5-19" calcext:value-type="date">
            <text:p>19/05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06/48</text:p>
          </table:table-cell>
          <table:table-cell table:style-name="ce16" office:value-type="float" office:value="7" calcext:value-type="float">
            <text:p>7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Ajout du paragraphe : Ordonnance relative à la création du portail national de l'urbanism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5-19" calcext:value-type="date">
            <text:p>19/05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18/47</text:p>
          </table:table-cell>
          <table:table-cell table:style-name="ce16" office:value-type="float" office:value="28" calcext:value-type="float">
            <text:p>28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URLPLAN : Lien d’accès au fichier du plan scanné =&gt; Lien d’accès au fichier du plan scanné, ou d'une archive zip regroupant les plans scannés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5-20" calcext:value-type="date">
            <text:p>20/05/14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34/47</text:p>
          </table:table-cell>
          <table:table-cell table:style-name="ce16"/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Harmonisation de l'arborescence CC avec celle des PLU : 0_Procedure 1_Rapport_de_presentation 4_annexes (et pas 2_Annexes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6-03" calcext:value-type="date">
            <text:p>03/06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float" office:value="53" calcext:value-type="float">
            <text:p>5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Exemples de pièces contenues dans le dossier 0_Procedur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6-03" calcext:value-type="date">
            <text:p>03/06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33 et 44/48</text:p>
          </table:table-cell>
          <table:table-cell table:style-name="ce16" office:value-type="string" calcext:value-type="string">
            <text:p>51 et 63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Système d'encodage = UTF-8 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6-04" calcext:value-type="date">
            <text:p>04/06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4"/>
          <table:table-cell table:style-name="ce16" office:value-type="float" office:value="56" calcext:value-type="float">
            <text:p>56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Liste des abbréviations et exemples de pièces contenues dans le dossier 4_Annex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6-05" calcext:value-type="date">
            <text:p>05/06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33/48</text:p>
          </table:table-cell>
          <table:table-cell table:style-name="ce16" office:value-type="float" office:value="59" calcext:value-type="float">
            <text:p>59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Clarification sur le format DATE (ISO 8601 de base) : AAAAMMJJ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6-05" calcext:value-type="date">
            <text:p>05/06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44/48</text:p>
          </table:table-cell>
          <table:table-cell table:style-name="ce16" office:value-type="float" office:value="65" calcext:value-type="float">
            <text:p>65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suppression de l'attribut DATECOG dans la table DOC_URBA_COM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6-05" calcext:value-type="date">
            <text:p>05/06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65" calcext:value-type="float">
            <text:p>65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description des contenus des dossiers pièces écrites et leur dénomination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6-06" calcext:value-type="date">
            <text:p>06/06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4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Actualisation des MCD graphiqu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6-11" calcext:value-type="date">
            <text:p>11/06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§5.3</text:p>
          </table:table-cell>
          <table:table-cell table:style-name="ce16" office:value-type="string" calcext:value-type="string">
            <text:p>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Mise en forme condensée des tableaux d'implémentation (Surf,Lin,Pct groupés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6-12" calcext:value-type="date">
            <text:p>12/06/14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string" calcext:value-type="string">
            <text:p>§5.3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INTERCO : C1 au lieu de booléen. LIBELLE C12 au lieu de C254</text:p>
          </table:table-cell>
          <table:table-cell table:number-columns-repeated="1015"/>
        </table:table-row>
        <table:table-row table:style-name="ro5">
          <table:table-cell table:style-name="ce2" office:value-type="date" office:date-value="2014-06-16" calcext:value-type="date">
            <text:p>16/06/14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float" office:value="23" calcext:value-type="float">
            <text:p>23</text:p>
          </table:table-cell>
          <table:table-cell table:style-name="ce16"/>
          <table:table-cell table:style-name="ce4"/>
          <table:table-cell table:style-name="ce26" office:value-type="string" calcext:value-type="string">
            <text:p>Ajout de : <text:span text:style-name="T1">En pratique on retrouve à la fois des prescriptions et des informations en complément des secteurs de cartes communales. Les champs typeI et typeP (par analogie aux prescriptions des PLU) codifient l'information numérisée.</text:span>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6-25" calcext:value-type="date">
            <text:p>25/06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string" calcext:value-type="string">
            <text:p>13, 30, 40, 59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Ajout de l'occurrence Ah à ZONAGE (TypeZoneSimplifié)</text:p>
          </table:table-cell>
          <table:table-cell table:number-columns-repeated="1015"/>
        </table:table-row>
        <table:table-row table:style-name="ro6">
          <table:table-cell table:style-name="ce2" office:value-type="date" office:date-value="2014-06-25" calcext:value-type="date">
            <text:p>25/06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string" calcext:value-type="string">
            <text:p>30, 40, 59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Suppression des mentions au COS.</text:p>
            <text:p>"<text:span text:style-name="T1">secteur à transfert de COS</text:span>" devient "<text:span text:style-name="T1">secteur à transfert de constructibilité</text:span>"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6-25" calcext:value-type="date">
            <text:p>25/06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§4.3</text:p>
          </table:table-cell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Le dossier 0_Procedure contient <text:s/>un unique document PDF qui est la compilation des pièces successives.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6-25" calcext:value-type="date">
            <text:p>25/06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float" office:value="30" calcext:value-type="float">
            <text:p>30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DESTDOMI "équipement" devient "équipement public"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6-25" calcext:value-type="date">
            <text:p>25/06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Les precriptions sont stockées dans 3_Reglement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6-25" calcext:value-type="date">
            <text:p>25/06/14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float" office:value="15" calcext:value-type="float">
            <text:p>15</text:p>
          </table:table-cell>
          <table:table-cell table:style-name="ce16"/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Reprise du § "Modélisation temporelle" pour ne prendre en compte que les procédures adaptées aux CC. Ajout de la co-approbation du préfet.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7-03" calcext:value-type="date">
            <text:p>03/07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la codification des fichiers d'info peut être complétée par une abréviation, par exemple : <text:s/>44712_info_lin_19_aep.pdf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8-19" calcext:value-type="date">
            <text:p>19/08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string" calcext:value-type="string">
            <text:p>33 et 42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Prescription 28 devient "condition de desserte" au lieu de "interdiction d'accès"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8-19" calcext:value-type="date">
            <text:p>19/08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string" calcext:value-type="string">
            <text:p>partout</text:p>
          </table:table-cell>
          <table:table-cell table:style-name="ce4" office:value-type="string" calcext:value-type="string">
            <text:p>évolution</text:p>
          </table:table-cell>
          <table:table-cell table:style-name="ce27" office:value-type="string" calcext:value-type="string">
            <text:p>intégration des évolutions de codification d'articles suite à loi ALUR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8-21" calcext:value-type="date">
            <text:p>21/08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MCD grap.</text:p>
          </table:table-cell>
          <table:table-cell table:style-name="ce16" office:value-type="string" calcext:value-type="string">
            <text:p>MCD grap.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Listes de valeurs pour les types énumérés sous forme de tableau textuel éditabl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8-22" calcext:value-type="date">
            <text:p>22/08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§4.3</text:p>
          </table:table-cell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Description de la constuction de idDocumentUrba (implémenté IDURBA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8-26" calcext:value-type="date">
            <text:p>26/08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string" calcext:value-type="string">
            <text:p>p15 à 20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Refonte du tableau OAP, Prescriptions, Annexes informatives (A. Cocquière)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8-28" calcext:value-type="date">
            <text:p>28/08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§5.4</text:p>
          </table:table-cell>
          <table:table-cell table:style-name="ce16" office:value-type="string" calcext:value-type="string">
            <text:p>§5.5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Ajout de la sous-classificaton pour les types de prescriptions et d'informations, sous la forme d'attributs complémentaires optionnel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8-28" calcext:value-type="date">
            <text:p>28/08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Implémentation d'un PLUi (suivant les préconisations de l'ADAUHR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8-29" calcext:value-type="date">
            <text:p>29/08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string" calcext:value-type="string">
            <text:p>§2.1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Loi ALUR, définition du PLUi, relations avec le PLH, PDU, POA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8-29" calcext:value-type="date">
            <text:p>29/08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§5.4</text:p>
          </table:table-cell>
          <table:table-cell table:style-name="ce16" office:value-type="string" calcext:value-type="string">
            <text:p>§5.5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Description des identifiants de class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8-29" calcext:value-type="date">
            <text:p>29/08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§1.6 et 1.7</text:p>
          </table:table-cell>
          <table:table-cell table:style-name="ce16" office:value-type="string" calcext:value-type="string">
            <text:p>§1.6 et 1.7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rubriques "Documentation complémentaire" et "Contacts"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8-29" calcext:value-type="date">
            <text:p>29/08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§3.1 et 3.2</text:p>
          </table:table-cell>
          <table:table-cell table:style-name="ce16" office:value-type="string" calcext:value-type="string">
            <text:p>§3.1 et 3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explication et exemple sur dateValidation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8-29" calcext:value-type="date">
            <text:p>29/08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/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stuce de l'utilisation de l'indexation dans NOMFIC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9-09" calcext:value-type="date">
            <text:p>09/09/14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§5</text:p>
          </table:table-cell>
          <table:table-cell table:style-name="ce16" office:value-type="string" calcext:value-type="string">
            <text:p>§5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suppression de la mention au format EDIGéO comme format d'échang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9-15" calcext:value-type="date">
            <text:p>15/09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Le réglement graphique est stocké dans 3_reglement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9-15" calcext:value-type="date">
            <text:p>15/09/14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§4.3</text:p>
          </table:table-cell>
          <table:table-cell table:style-name="ce16"/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NOMREG : C80 (et non pas C8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9-15" calcext:value-type="date">
            <text:p>15/09/14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§4.3</text:p>
          </table:table-cell>
          <table:table-cell table:style-name="ce16"/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SECTEUR_CC : C2 (et non pas C3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9-15" calcext:value-type="date">
            <text:p>15/09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/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Prescriptions : ajout d'occurrence 29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9-19" calcext:value-type="date">
            <text:p>19/09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string" calcext:value-type="string">
            <text:p>§5.4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symbolisation Ah et Nh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9-19" calcext:value-type="date">
            <text:p>19/09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 office:value-type="string" calcext:value-type="string">
            <text:p>§5.4</text:p>
          </table:table-cell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Ajout du dossier 6_POA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9-19" calcext:value-type="date">
            <text:p>19/09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 office:value-type="string" calcext:value-type="string">
            <text:p>§5.3</text:p>
          </table:table-cell>
          <table:table-cell table:style-name="ce16" office:value-type="string" calcext:value-type="string">
            <text:p>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es contraintes sur les attributs dans la partie implémentation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4-09-25" calcext:value-type="date">
            <text:p>25/09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3-04-19" calcext:value-type="date">
            <text:p>19/04/13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3"/>
          <table:table-cell table:style-name="ce16"/>
          <table:table-cell table:style-name="ce4" office:value-type="string" calcext:value-type="string">
            <text:p>évolution</text:p>
          </table:table-cell>
          <table:table-cell table:style-name="ce26" office:value-type="string" calcext:value-type="string">
            <text:p>actualisation des géométries possibles pour les prescriptions et informations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1">
            <text:p>VALIDATION DU STANDARD CNIC PLU/CC v2014</text:p>
          </table:table-cell>
          <table:covered-table-cell table:style-name="ce8"/>
          <table:covered-table-cell table:number-columns-repeated="2" table:style-name="ce3"/>
          <table:covered-table-cell table:style-name="ce15"/>
          <table:covered-table-cell table:style-name="ce20"/>
          <table:covered-table-cell table:style-name="ce23"/>
          <table:covered-table-cell table:style-name="ce8"/>
          <table:table-cell table:number-columns-repeated="1015"/>
        </table:table-row>
        <table:table-row table:style-name="ro1">
          <table:table-cell table:style-name="ce2" office:value-type="date" office:date-value="2014-11-14" calcext:value-type="date">
            <text:p>14/11/14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/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valeur vide impossible pour NOMFIC dans les tables DOC_URBA, ZONE_URBA et PRESCRIPTION_P/L/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02-06-15" calcext:value-type="date">
            <text:p>15/06/02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float" office:value="35" calcext:value-type="float">
            <text:p>35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insertion d'un saut de ligne avant la valeur 07 de vocation dominan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3-11-15" calcext:value-type="date">
            <text:p>15/11/03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4,3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INSEE_orientations_amenagement_1_DATAPPRO.pdf</text:p>
            <text:p>=&gt; désigation :  "orientations_amenagement" (pas "orientations"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05-01-16" calcext:value-type="date">
            <text:p>16/01/05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P58/90 §4.3</text:p>
          </table:table-cell>
          <table:table-cell table:style-name="ce4"/>
          <table:table-cell table:style-name="ce26" office:value-type="string" calcext:value-type="string">
            <text:p>Revue des exemples du contenu du dossier 0_Procedur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05-01-16" calcext:value-type="date">
            <text:p>16/01/05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4.3</text:p>
          </table:table-cell>
          <table:table-cell table:style-name="ce4"/>
          <table:table-cell table:style-name="ce26" office:value-type="string" calcext:value-type="string">
            <text:p>Modification du contenu du dossier 4_Annex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2-01-16" calcext:value-type="date">
            <text:p>16/01/22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/>
          <table:table-cell table:style-name="ce4"/>
          <table:table-cell table:style-name="ce26" office:value-type="string" calcext:value-type="string">
            <text:p>Ajout des valeurs 04 (droit de préemption) et 16 (archéo) aux valeurs de TYPEINF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09-16" calcext:value-type="date">
            <text:p>16/09/16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P40/96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suppression de la ligne "Libelle" répétée en fin de tableau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4" calcext:value-type="date">
            <text:p>04/10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glossaire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'une entrée "GPU" dans le glossair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4" calcext:value-type="date">
            <text:p>04/10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3.1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u système de référence de Saint-Pierre-et-Miquelon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4" calcext:value-type="date">
            <text:p>04/10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: "valeur vide possible" pour les NOMFIC de prescriptions et information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4" calcext:value-type="date">
            <text:p>04/10/16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P58/93 §4.3</text:p>
          </table:table-cell>
          <table:table-cell table:style-name="ce4" office:value-type="string" calcext:value-type="string">
            <text:p>correction</text:p>
          </table:table-cell>
          <table:table-cell table:style-name="ce18" office:value-type="string" calcext:value-type="string">
            <text:p>Ajout des crochets "&gt;" manquants dans les règles de dénominatin de fichiers</text:p>
          </table:table-cell>
          <table:table-cell table:style-name="Default" table:number-columns-repeated="1015"/>
        </table:table-row>
        <table:table-row table:style-name="ro2">
          <table:table-cell table:style-name="ce2" office:value-type="date" office:date-value="2016-10-05" calcext:value-type="date">
            <text:p>05/10/16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P58/93 §4.3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xml du PLUi est fr-244400189-plui20111215.xml (et pas _<text:span text:style-name="T2">plui_</text:span>20111215.xml)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05" calcext:value-type="date">
            <text:p>05/10/16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P59/93 §4.3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44712_info_surf_09_1_20041103.pdf <text:s/>et pas 44712_info_surf_09_24_1_20041103.pdf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5" calcext:value-type="date">
            <text:p>05/10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2.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référence code de l'urba =&gt; référence au code de l'urba (titres des tableaux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5" calcext:value-type="date">
            <text:p>05/10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3.1</text:p>
          </table:table-cell>
          <table:table-cell table:style-name="ce4" office:value-type="string" calcext:value-type="string">
            <text:p>mise en forme</text:p>
          </table:table-cell>
          <table:table-cell table:style-name="ce26" office:value-type="string" calcext:value-type="string">
            <text:p>Listes de valeurs pour le stypes énumérés =&gt; tableau sur une page à 2 colonn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5" calcext:value-type="date">
            <text:p>05/10/16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P37/93 §3.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Coquille dans dateValidation : auquel appartient la <text:span text:style-name="T3">zone</text:span> prescription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5" calcext:value-type="date">
            <text:p>05/10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P78/94 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Dans HABILLAGE_TXT, précisions sur la taille (en point) et le style d'écritur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5" calcext:value-type="date">
            <text:p>05/10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e la RPCU comme référentiel cadastral de saisi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5" calcext:value-type="date">
            <text:p>05/10/16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3.2 et 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es types d'informations : 04, 05,14, 16, 19 pour les cartes communal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6" calcext:value-type="date">
            <text:p>06/10/16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stuce d'accès direct à la partie du réglement avec #nameddest={libelle}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6" calcext:value-type="date">
            <text:p>06/10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Dans les tables, suppression des références à la nomenclature EDIGéO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6" calcext:value-type="date">
            <text:p>06/10/16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3.2 et 5.3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Code 00 pour la vocationDominante : amélioration cohérence interne du std CC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6" calcext:value-type="date">
            <text:p>06/10/16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Contenu du dossier 0_Procedure, et les pièces sont dans l'ordre chronologiqu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7" calcext:value-type="date">
            <text:p>07/10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présentation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Révision de la page descriptive du document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7" calcext:value-type="date">
            <text:p>07/10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informations textuelles (pièces écrite) : exportées en pdf plutôt que scanné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7" calcext:value-type="date">
            <text:p>07/10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description littérale du contenu du dossier Donnees_geographiqu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7" calcext:value-type="date">
            <text:p>07/10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es pièces : liste_annexes, liste_SUP, plan_SUP dans les pièces écrit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7" calcext:value-type="date">
            <text:p>07/10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couverture</text:p>
          </table:table-cell>
          <table:table-cell table:style-name="ce4" office:value-type="string" calcext:value-type="string">
            <text:p>mise en forme</text:p>
          </table:table-cell>
          <table:table-cell table:style-name="ce26" office:value-type="string" calcext:value-type="string">
            <text:p>ajout d'une illustration sur la première de couvertur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7" calcext:value-type="date">
            <text:p>07/10/16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3.4 et 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Le standard CC supporte toutes les valeurs TYPEINF du standard PLU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07" calcext:value-type="date">
            <text:p>07/10/16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3.4 et 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Le standard CC supporte en plus les valeurs TYPEP : 05 et 19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0-20" calcext:value-type="date">
            <text:p>20/10/16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1 et §2.1</text:p>
          </table:table-cell>
          <table:table-cell table:style-name="ce4" office:value-type="string" calcext:value-type="string">
            <text:p>amélioration</text:p>
          </table:table-cell>
          <table:table-cell table:style-name="ce28" office:value-type="string" calcext:value-type="string">
            <text:p>Actualisation des parties introductives de la partie urbanism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1-09" calcext:value-type="date">
            <text:p>09/11/16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5.5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Abbréviation des attributs optionnels de plus de 10 car (LIB_TYPEPSC2, etc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5">
            <text:p>14/11/16 au <text:s/>22/03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 table:number-columns-spanned="1" table:number-rows-spanned="5">
            <text:p>02/10/14</text:p>
          </table:table-cell>
          <table:table-cell table:style-name="ce11" office:value-type="string" calcext:value-type="string" table:number-columns-spanned="1" table:number-rows-spanned="5">
            <text:p>projet v2017</text:p>
          </table:table-cell>
          <table:table-cell table:number-columns-repeated="2" table:style-name="ce16" office:value-type="string" calcext:value-type="string">
            <text:p>§2</text:p>
          </table:table-cell>
          <table:table-cell table:style-name="ce4" office:value-type="string" calcext:value-type="string">
            <text:p>correction</text:p>
          </table:table-cell>
          <table:table-cell table:style-name="ce29" office:value-type="string" calcext:value-type="string">
            <text:p>Révision de la partie urbanisme et du catalogue d'objets, suite à la refonte du code de l'urbanisme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7" office:value-type="string" calcext:value-type="string">
            <text:p>PLU</text:p>
          </table:table-cell>
          <table:covered-table-cell table:style-name="ce2"/>
          <table:covered-table-cell table:style-name="ce11"/>
          <table:table-cell table:style-name="ce13"/>
          <table:table-cell table:style-name="ce16" office:value-type="string" calcext:value-type="string">
            <text:p>§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suppression des dispositions concernant les POS (renvoi au standard v2014)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7" office:value-type="string" calcext:value-type="string">
            <text:p>PLU</text:p>
          </table:table-cell>
          <table:covered-table-cell table:style-name="ce2"/>
          <table:covered-table-cell table:style-name="ce11"/>
          <table:table-cell table:style-name="ce13"/>
          <table:table-cell table:style-name="ce16" office:value-type="string" calcext:value-type="string">
            <text:p>§2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précisions sur les PLUi, sur les POA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7" office:value-type="string" calcext:value-type="string">
            <text:p>PLU &amp; CC</text:p>
          </table:table-cell>
          <table:covered-table-cell table:style-name="ce2"/>
          <table:covered-table-cell table:style-name="ce11"/>
          <table:table-cell table:number-columns-repeated="2" table:style-name="ce16" office:value-type="string" calcext:value-type="string">
            <text:p>§2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définition des prescriptions et des annexes informatives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7" office:value-type="string" calcext:value-type="string">
            <text:p>PLU</text:p>
          </table:table-cell>
          <table:covered-table-cell table:style-name="ce2"/>
          <table:covered-table-cell table:style-name="ce11"/>
          <table:table-cell table:style-name="ce16"/>
          <table:table-cell table:style-name="ce16" office:value-type="string" calcext:value-type="string">
            <text:p>§1.3 §2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simplification du standard en renvoyant vers les fiches thématiques du ministère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22/03/17 au 09/05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2</text:p>
          </table:table-cell>
          <table:table-cell table:style-name="ce16" office:value-type="string" calcext:value-type="string">
            <text:p>§3.4</text:p>
          </table:table-cell>
          <table:table-cell table:style-name="ce4" office:value-type="string" calcext:value-type="string">
            <text:p>amélioration</text:p>
          </table:table-cell>
          <table:table-cell table:style-name="ce30" office:value-type="string" calcext:value-type="string">
            <text:p>Révision des types et <text:span text:style-name="T4">introduction des sous-types</text:span> de prescriptions et d'informations.</text:p>
            <text:p><text:span text:style-name="T5">Référence à un millésime.</text:span>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number-columns-repeated="2" table:style-name="ce16" office:value-type="string" calcext:value-type="string">
            <text:p>§1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révision de la présentation du document (standard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3-16" calcext:value-type="date">
            <text:p>16/03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3.4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intégration de l'état "annulation partielle"</text:p>
          </table:table-cell>
          <table:table-cell table:number-columns-repeated="1015"/>
        </table:table-row>
        <table:table-row table:style-name="ro2">
          <table:table-cell table:style-name="ce4"/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3</text:p>
          </table:table-cell>
          <table:table-cell table:style-name="ce16" office:value-type="string" calcext:value-type="string">
            <text:p>§3.4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intégration de la RPCU comme type de référentiel cadastral</text:p>
          </table:table-cell>
          <table:table-cell table:number-columns-repeated="1015"/>
        </table:table-row>
        <table:table-row table:style-name="ro2">
          <table:table-cell table:style-name="ce4"/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3.4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révision des types de zonages d'urbanism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5-03" calcext:value-type="date">
            <text:p>03/05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intégration des jugements dans le dossier "0_Procedure", et précisions sur le contenu de ce répertoir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03" calcext:value-type="date">
            <text:p>03/05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2</text:p>
          </table:table-cell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Précisions sur la classe Habillage (suppression des cadres, cartouches,etc...)</text:p>
          </table:table-cell>
          <table:table-cell table:number-columns-repeated="1015"/>
        </table:table-row>
        <table:table-row table:style-name="ro8">
          <table:table-cell table:style-name="ce2" office:value-type="date" office:date-value="2017-05-03" calcext:value-type="date">
            <text:p>03/05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number-columns-repeated="2"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e la liste des SUP aux annexes informativ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03" calcext:value-type="date">
            <text:p>03/05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number-columns-repeated="2"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intégration d'un exemple de liste d'annexes informativ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03" calcext:value-type="date">
            <text:p>03/05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2</text:p>
          </table:table-cell>
          <table:table-cell table:style-name="ce16" office:value-type="string" calcext:value-type="string">
            <text:p>§5.3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valeur vide interdite pour DATEREF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10" calcext:value-type="date">
            <text:p>10/05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2</text:p>
          </table:table-cell>
          <table:table-cell table:style-name="ce16" office:value-type="string" calcext:value-type="string">
            <text:p>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intégration des sous-types de prescriptions et informations dans l'implémentation</text:p>
          </table:table-cell>
          <table:table-cell table:number-columns-repeated="1015"/>
        </table:table-row>
        <table:table-row table:style-name="ro9">
          <table:table-cell table:style-name="ce2" office:value-type="date" office:date-value="2017-05-10" calcext:value-type="date">
            <text:p>10/05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1</text:p>
          </table:table-cell>
          <table:table-cell table:style-name="ce16" office:value-type="string" calcext:value-type="string">
            <text:p>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suppression de la différenciation S/L/P pour les prescriptions et information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10" calcext:value-type="date">
            <text:p>10/05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2</text:p>
          </table:table-cell>
          <table:table-cell table:style-name="ce16" office:value-type="string" calcext:value-type="string">
            <text:p>§2.2 et 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e l'attribut NOMPROC à la table DOCUMENT_URB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5-10" calcext:value-type="date">
            <text:p>10/05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2</text:p>
          </table:table-cell>
          <table:table-cell table:style-name="ce16" office:value-type="string" calcext:value-type="string">
            <text:p>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noms des tables : INSEE_TABLE_DATAPPRO</text:p>
            <text:p>description du contenu du répertoire Donnees_geographiques pour PLU et PLUi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10" calcext:value-type="date">
            <text:p>10/05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number-columns-repeated="2"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es sous-types dans les noms de pièces écrites, avec des exempl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18" calcext:value-type="date">
            <text:p>18/05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1"/>
          <table:table-cell table:style-name="ce16" office:value-type="string" calcext:value-type="string">
            <text:p>§5.4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suppression de la partie symbolisation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23" calcext:value-type="date">
            <text:p>23/05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2</text:p>
          </table:table-cell>
          <table:table-cell table:style-name="ce16" office:value-type="string" calcext:value-type="string">
            <text:p>§2.2 et 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e l'attribut DATAPPRO aux tables ZONE, PRESCRIPTION, INFORMATION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23" calcext:value-type="date">
            <text:p>23/05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5.5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intégration des att optionnels LIB_ (harmonisation avec le std CC) + exempl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23" calcext:value-type="date">
            <text:p>23/05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 office:value-type="string" calcext:value-type="string">
            <text:p>§4.1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rappel que le zonage constitue un graphe planair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5-23" calcext:value-type="date">
            <text:p>23/05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2</text:p>
          </table:table-cell>
          <table:table-cell table:style-name="ce16" office:value-type="string" calcext:value-type="string">
            <text:p>§2.2 et 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intégration des attributs URLPE et URLMD (pour le flux WFS profil urba)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5-24" calcext:value-type="date">
            <text:p>24/05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2</text:p>
          </table:table-cell>
          <table:table-cell table:style-name="ce16" office:value-type="string" calcext:value-type="string">
            <text:p>§2.2 et §5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harmonisation des parties "catalogue d'objet" et "implémentation : noms et types d'attributs</text:p>
          </table:table-cell>
          <table:table-cell table:style-name="ce34"/>
          <table:table-cell table:number-columns-repeated="1014"/>
        </table:table-row>
        <table:table-row table:style-name="ro2">
          <table:table-cell table:style-name="ce2" office:value-type="date" office:date-value="2017-06-13" calcext:value-type="date">
            <text:p>13/06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5.3</text:p>
          </table:table-cell>
          <table:table-cell table:style-name="ce16" office:value-type="string" calcext:value-type="string">
            <text:p>§5.5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L'attribut vocationDominante (DESTDOMI) devient optionnel : LIB_DSTDOM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6-14" calcext:value-type="date">
            <text:p>14/06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1"/>
          <table:table-cell table:style-name="ce16" office:value-type="string" calcext:value-type="string">
            <text:p>§4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consignes en cas d'annulation partiell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6-14" calcext:value-type="date">
            <text:p>14/06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1</text:p>
          </table:table-cell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fusion des parties "catalogue d'objets" et "implémentation"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6-16" calcext:value-type="date">
            <text:p>16/06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1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intégration de précisions figurant dans la notice explicative du standard v2014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6-16" calcext:value-type="date">
            <text:p>16/06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number-columns-repeated="2" table:style-name="ce16" office:value-type="string" calcext:value-type="string">
            <text:p>§4.3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Copies d'écran de contenu de 3_Reglement et 4_Annexes (avec les sous-types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6-16" calcext:value-type="date">
            <text:p>16/06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1"/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Suppression de l'attribut INTERCO dans la table DOC_URBA (TYPEDOC=PLUI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6-16" calcext:value-type="date">
            <text:p>16/06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7" office:value-type="string" calcext:value-type="string">
            <text:p>§5.2</text:p>
          </table:table-cell>
          <table:table-cell table:style-name="ce16" office:value-type="string" calcext:value-type="string">
            <text:p>§5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suppresion des modèles d'acte d'engagement de mise à disposition PCIv et BDP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6-20" calcext:value-type="date">
            <text:p>20/06/17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2</text:p>
          </table:table-cell>
          <table:table-cell table:style-name="ce16"/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Harmoniser standard CC avec std PLU : ajouter LIBELONG, normaliser LIBELL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6-22" calcext:value-type="date">
            <text:p>22/06/17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2</text:p>
          </table:table-cell>
          <table:table-cell table:style-name="ce16"/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Remplissage ZC ZnC Zca pour le LIBELLE des CC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6-26" calcext:value-type="date">
            <text:p>26/06/17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3"/>
          <table:table-cell table:style-name="ce16"/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Possibilité de l'évaluation environnmentale pour les CC (répertoire rapport_de_p.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6-26" calcext:value-type="date">
            <text:p>26/06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number-columns-repeated="2"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e règles pour les attrbiuts chaîne de caractèrs (pas de ponctuation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6-28" calcext:value-type="date">
            <text:p>28/06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number-columns-repeated="2" table:style-name="ce16" office:value-type="string" calcext:value-type="string">
            <text:p>§4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Révision de la partie "Qualité des données"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1">
            <text:p>28/06/17 au 31/08/17 : Appel à relecture technique des projets de standards PLU et CC, et CSMD-DU CSMD-SUP</text:p>
          </table:table-cell>
          <table:covered-table-cell table:number-columns-repeated="7" table:style-name="Default"/>
          <table:table-cell table:number-columns-repeated="1015"/>
        </table:table-row>
        <table:table-row table:style-name="ro1">
          <table:table-cell table:style-name="ce2" office:value-type="date" office:date-value="2017-08-23" calcext:value-type="date">
            <text:p>23/08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1</text:p>
          </table:table-cell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Correction de la cardinalité de la relation « DU remplace DU » dans le MCD graphiqu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8-23" calcext:value-type="date">
            <text:p>23/08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1</text:p>
          </table:table-cell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"valeur vide autorisée" pour l'attribut DATVALID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8-23" calcext:value-type="date">
            <text:p>23/08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2</text:p>
          </table:table-cell>
          <table:table-cell table:style-name="ce16" office:value-type="string" calcext:value-type="string">
            <text:p>§3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u millésime 2017-05 pour les tableaux de types énuméré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9-12" calcext:value-type="date">
            <text:p>12/09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number-columns-repeated="2"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9" office:value-type="string" calcext:value-type="string">
            <text:p>Révision de l'identifiant IDURBA<text:span text:style-name="T5"> (et ajout du suffixe _&lt;codeDU&gt;)</text:span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9-12" calcext:value-type="date">
            <text:p>12/09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Suppression du numéro d'ordre dans IDURBA, incohérent avec le fait que le DU est consolidé avec l'ensemble des modifications au jour de la DATAPPRO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9-12" calcext:value-type="date">
            <text:p>12/09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1</text:p>
          </table:table-cell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Suppression des attributs INSEESIREN et DATAPPRO dans les tables géographiques, au bénéfice de l'utilisation de IDURBA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9-12" calcext:value-type="date">
            <text:p>12/09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1</text:p>
          </table:table-cell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e l'attribut DATVALID aux tables INFORMATION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9-12" calcext:value-type="date">
            <text:p>12/09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2</text:p>
          </table:table-cell>
          <table:table-cell table:style-name="ce16" office:value-type="string" calcext:value-type="string">
            <text:p>§3.3</text:p>
          </table:table-cell>
          <table:table-cell table:style-name="ce4" office:value-type="string" calcext:value-type="string">
            <text:p>amélioration</text:p>
          </table:table-cell>
          <table:table-cell table:style-name="ce27" office:value-type="string" calcext:value-type="string">
            <text:p>Création du code <text:span text:style-name="T6">09</text:span><text:span text:style-name="T7"> "caduc" dans la liste EtatDocumentType</text:span>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9-12" calcext:value-type="date">
            <text:p>12/09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office:value-type="string" calcext:value-type="string">
            <text:p>§3.1</text:p>
          </table:table-cell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Correction du MCD graphique suite aux évolutions du modèl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09-14" calcext:value-type="date">
            <text:p>14/09/17</text:p>
          </table:table-cell>
          <table:table-cell table:style-name="Default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8"/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amélioration</text:p>
          </table:table-cell>
          <table:table-cell table:style-name="ce18" office:value-type="string" calcext:value-type="string">
            <text:p>ZONE_URBA : prise en compte des zones de renvoi au RNU dans un PLUi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1">
            <text:p>15/09/17 au 15/11/17 : Appel à commentaires CNIG des projets de standards PLU et CC, et CSMD-DU CSMD-SUP</text:p>
          </table:table-cell>
          <table:covered-table-cell table:style-name="ce7"/>
          <table:covered-table-cell table:style-name="ce2"/>
          <table:covered-table-cell table:style-name="ce11"/>
          <table:covered-table-cell table:number-columns-repeated="2" table:style-name="ce16"/>
          <table:covered-table-cell table:style-name="ce4"/>
          <table:covered-table-cell table:style-name="ce26"/>
          <table:table-cell table:number-columns-repeated="1015"/>
        </table:table-row>
        <table:table-row table:style-name="ro1">
          <table:table-cell table:style-name="ce2" office:value-type="date" office:date-value="2017-10-05" calcext:value-type="date">
            <text:p>05/10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number-columns-repeated="2" table:style-name="ce16" office:value-type="string" calcext:value-type="string">
            <text:p>toutes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nombreuses précisions de rédaction, cofdifications, et référence au code de l'urba suite aux relectures de QV3, DDT32, etc.</text:p>
          </table:table-cell>
          <table:table-cell table:number-columns-repeated="1015"/>
        </table:table-row>
        <table:table-row table:style-name="ro10">
          <table:table-cell table:style-name="ce2" office:value-type="date" office:date-value="2017-10-05" calcext:value-type="date">
            <text:p>05/10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1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recommandation qu'un nouveau DU soit réalisé directement au format numérique.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0-05" calcext:value-type="date">
            <text:p>05/10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possibilité de numéroter plusieurs tomes du rapport de présentation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0-05" calcext:value-type="date">
            <text:p>05/10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possibilité de disposer de plusieurs coupures du règlement graphique (le plan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4" calcext:value-type="date">
            <text:p>24/11/17</text:p>
          </table:table-cell>
          <table:table-cell table:style-name="ce7" office:value-type="string" calcext:value-type="string">
            <text:p>PLU &amp; 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'un attribut couleur aux tables HABILLAGE</text:p>
          </table:table-cell>
          <table:table-cell table:number-columns-repeated="1015"/>
        </table:table-row>
        <table:table-row table:style-name="ro7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Le sommaire de PROCEDURE récapitule l'ensemble des procédures partielles avec leurs dates d'approbation, y compris la dernière date d'élaboration ou de révision générale, servant de base au document actuel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3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Création et révision de ProcedureUrbaTyp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Possibilité de rapports de présentation en plusieurs volumes, et pas de fichier spécifique pour l’évaluation environnemental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Possibilité de tableau d'assemblage pour les règlements graphiqu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Possibilité de numéro séquentiel pour les OAP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CSMD-DU SUP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table:number-columns-repeated="2"/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’une balise référençant une métadonnée « parent » pour les produits DU et SUP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Précision sur le remplissage du champ LIBELLE des Prescription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champq LIB_ATTRn à 20 caractères et LIB_VALn à 80 caractères (plus longs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 &amp;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Suppression de l'attribut URLMD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 &amp;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Gémétries simples : multi-polygones et multi-lignes ne sont pas autorisé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 &amp;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5.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reprise de la logique de constitution des identifiants optionnel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4.1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mention à l'enclave territoriale en tant que "trou" dans un PLU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4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remaniement du § 4.2 Qualité des donné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TYPEZONE suppression des valeur NH et Nd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1 et 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révision de la partie présentation de la carte communal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1.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suppresion des mentions au POS et renvoi au std v2014 pour les PO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 &amp;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correction</text:p>
          </table:table-cell>
          <table:table-cell table:style-name="ce26" office:value-type="string" calcext:value-type="string">
            <text:p>valeur vide interdite pour DATEREF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 &amp;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3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04 réferentiel local à ReferentielSaisieType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 &amp;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e la mention que tous les fichiers ont la même DATAPPRO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 &amp;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table:number-columns-repeated="2"/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Les standardset les CSMD sont sous licence ouve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CSMD-DU SUP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 table:number-columns-repeated="2"/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les termes exigence, recommandation, exemple sont désormais employés.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1-27" calcext:value-type="date">
            <text:p>27/11/17</text:p>
          </table:table-cell>
          <table:table-cell table:style-name="ce7" office:value-type="string" calcext:value-type="string">
            <text:p>PLU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5.2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'exemples de LIB_att pour des valeurs numériques sur les prescriptions (hauteur, coefficient, valeur de recul, etc.)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2-05" calcext:value-type="date">
            <text:p>05/12/17</text:p>
          </table:table-cell>
          <table:table-cell table:style-name="ce7" office:value-type="string" calcext:value-type="string">
            <text:p>CC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e la possibilité de plan de sectorisation graphique (en pdf) pour les CC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7-12-07" calcext:value-type="date">
            <text:p>07/12/17</text:p>
          </table:table-cell>
          <table:table-cell table:style-name="ce7" office:value-type="string" calcext:value-type="string">
            <text:p>PLUi</text:p>
          </table:table-cell>
          <table:table-cell table:style-name="ce2" office:value-type="date" office:date-value="2014-10-02" calcext:value-type="date">
            <text:p>02/10/14</text:p>
          </table:table-cell>
          <table:table-cell table:style-name="ce11" office:value-type="string" calcext:value-type="string">
            <text:p>projet v2017</text:p>
          </table:table-cell>
          <table:table-cell table:style-name="ce16"/>
          <table:table-cell table:style-name="ce16" office:value-type="string" calcext:value-type="string">
            <text:p>§4.3</text:p>
          </table:table-cell>
          <table:table-cell table:style-name="ce4" office:value-type="string" calcext:value-type="string">
            <text:p>amélioration</text:p>
          </table:table-cell>
          <table:table-cell table:style-name="ce26" office:value-type="string" calcext:value-type="string">
            <text:p>Ajout de la possibilité de Plans de secteurs pour les PLUi métropolitains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1">
            <text:p>VALIDATION DU STANDARD CNIC PLU/CC v2017 (Commission Données du 14/12/2017)</text:p>
          </table:table-cell>
          <table:covered-table-cell table:style-name="ce7"/>
          <table:covered-table-cell table:style-name="ce2"/>
          <table:covered-table-cell table:style-name="ce11"/>
          <table:covered-table-cell table:number-columns-repeated="2" table:style-name="ce16"/>
          <table:covered-table-cell table:style-name="ce4"/>
          <table:covered-table-cell table:style-name="ce26"/>
          <table:table-cell table:number-columns-repeated="1015"/>
        </table:table-row>
        <table:table-row table:style-name="ro2">
          <table:table-cell table:style-name="ce5" office:value-type="date" office:date-value="2018-01-29" calcext:value-type="date">
            <text:p>29/01/18</text:p>
          </table:table-cell>
          <table:table-cell table:style-name="ce9" office:value-type="string" calcext:value-type="string">
            <text:p>PLU</text:p>
          </table:table-cell>
          <table:table-cell table:style-name="ce5" office:value-type="string" calcext:value-type="string">
            <text:p>v2017</text:p>
          </table:table-cell>
          <table:table-cell table:style-name="ce12" office:value-type="string" calcext:value-type="string">
            <text:p>v2017</text:p>
          </table:table-cell>
          <table:table-cell table:style-name="ce19"/>
          <table:table-cell table:style-name="ce19" office:value-type="string" calcext:value-type="string">
            <text:p>p45</text:p>
          </table:table-cell>
          <table:table-cell table:style-name="ce24" office:value-type="string" calcext:value-type="string">
            <text:p>correction</text:p>
          </table:table-cell>
          <table:table-cell table:style-name="ce31" office:value-type="string" calcext:value-type="string">
            <text:p><text:span text:style-name="T8">p</text:span><text:span text:style-name="T9">lan_de_secteurs et non pas Plan_de_secteurs</text:span></text:p>
          </table:table-cell>
          <table:table-cell table:number-columns-repeated="1015"/>
        </table:table-row>
        <table:table-row table:style-name="ro2">
          <table:table-cell table:style-name="ce5" office:value-type="date" office:date-value="2018-01-29" calcext:value-type="date">
            <text:p>29/01/18</text:p>
          </table:table-cell>
          <table:table-cell table:style-name="ce7" office:value-type="string" calcext:value-type="string">
            <text:p>PLU &amp;CC</text:p>
          </table:table-cell>
          <table:table-cell table:style-name="ce5" office:value-type="string" calcext:value-type="string">
            <text:p>v2017</text:p>
          </table:table-cell>
          <table:table-cell table:style-name="ce12" office:value-type="string" calcext:value-type="string">
            <text:p>v2017</text:p>
          </table:table-cell>
          <table:table-cell table:style-name="ce19" office:value-type="string" calcext:value-type="string">
            <text:p>p45</text:p>
          </table:table-cell>
          <table:table-cell table:style-name="ce19" office:value-type="string" calcext:value-type="string">
            <text:p>p60</text:p>
          </table:table-cell>
          <table:table-cell table:style-name="ce24" office:value-type="string" calcext:value-type="string">
            <text:p>correction</text:p>
          </table:table-cell>
          <table:table-cell table:style-name="ce32" office:value-type="string" calcext:value-type="string">
            <text:p>Le champ LIB_IDZONE (..) sera constitué de la façon suivante : « Z<text:span text:style-name="T10">O</text:span> » + (...)</text:p>
          </table:table-cell>
          <table:table-cell table:number-columns-repeated="1015"/>
        </table:table-row>
        <table:table-row table:style-name="ro2">
          <table:table-cell table:style-name="ce5" office:value-type="date" office:date-value="2018-01-29" calcext:value-type="date">
            <text:p>29/01/18</text:p>
          </table:table-cell>
          <table:table-cell table:style-name="ce7" office:value-type="string" calcext:value-type="string">
            <text:p>CC</text:p>
          </table:table-cell>
          <table:table-cell table:style-name="ce5" office:value-type="string" calcext:value-type="string">
            <text:p>v2017</text:p>
          </table:table-cell>
          <table:table-cell table:style-name="ce12" office:value-type="string" calcext:value-type="string">
            <text:p>v2017</text:p>
          </table:table-cell>
          <table:table-cell table:style-name="ce19" office:value-type="string" calcext:value-type="string">
            <text:p>p24</text:p>
          </table:table-cell>
          <table:table-cell table:style-name="ce19"/>
          <table:table-cell table:style-name="ce24" office:value-type="string" calcext:value-type="string">
            <text:p>correction</text:p>
          </table:table-cell>
          <table:table-cell table:style-name="ce32" office:value-type="string" calcext:value-type="string">
            <text:p>NATRAC remplacé par NAT<text:span text:style-name="T10">T</text:span>RAC</text:p>
          </table:table-cell>
          <table:table-cell table:number-columns-repeated="1015"/>
        </table:table-row>
        <table:table-row table:style-name="ro2">
          <table:table-cell table:style-name="ce5" office:value-type="date" office:date-value="2018-01-29" calcext:value-type="date">
            <text:p>29/01/18</text:p>
          </table:table-cell>
          <table:table-cell table:style-name="ce7" office:value-type="string" calcext:value-type="string">
            <text:p>CC</text:p>
          </table:table-cell>
          <table:table-cell table:style-name="ce5" office:value-type="string" calcext:value-type="string">
            <text:p>v2017</text:p>
          </table:table-cell>
          <table:table-cell table:style-name="ce12" office:value-type="string" calcext:value-type="string">
            <text:p>v2017</text:p>
          </table:table-cell>
          <table:table-cell table:style-name="ce19" office:value-type="string" calcext:value-type="string">
            <text:p>p22</text:p>
          </table:table-cell>
          <table:table-cell table:style-name="ce19"/>
          <table:table-cell table:style-name="ce24" office:value-type="string" calcext:value-type="string">
            <text:p>correction</text:p>
          </table:table-cell>
          <table:table-cell table:style-name="ce32" office:value-type="string" calcext:value-type="string">
            <text:p>NOMFIC : <text:span text:style-name="T10">C80</text:span> (et non pas C254)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18-04-17" calcext:value-type="date">
            <text:p>17/04/18</text:p>
          </table:table-cell>
          <table:table-cell table:style-name="ce9" office:value-type="string" calcext:value-type="string">
            <text:p>PLU</text:p>
          </table:table-cell>
          <table:table-cell table:style-name="ce5" office:value-type="string" calcext:value-type="string">
            <text:p>v2017</text:p>
          </table:table-cell>
          <table:table-cell table:style-name="ce12" office:value-type="string" calcext:value-type="string">
            <text:p>v2017</text:p>
          </table:table-cell>
          <table:table-cell table:style-name="ce19"/>
          <table:table-cell table:style-name="ce19" office:value-type="string" calcext:value-type="string">
            <text:p>p46</text:p>
          </table:table-cell>
          <table:table-cell table:style-name="ce4" office:value-type="string" calcext:value-type="string">
            <text:p>amélioration</text:p>
          </table:table-cell>
          <table:table-cell table:style-name="ce32" office:value-type="string" calcext:value-type="string">
            <text:p>Ajout de : Conformément à Loi du 6 août 2004 (...) les jugements devront préalablement être anonymisés.</text:p>
          </table:table-cell>
          <table:table-cell table:number-columns-repeated="1015"/>
        </table:table-row>
        <table:table-row table:style-name="ro2">
          <table:table-cell table:style-name="ce5" office:value-type="date" office:date-value="2018-04-17" calcext:value-type="date">
            <text:p>17/04/18</text:p>
          </table:table-cell>
          <table:table-cell table:style-name="ce7" office:value-type="string" calcext:value-type="string">
            <text:p>PLU &amp;CC</text:p>
          </table:table-cell>
          <table:table-cell table:style-name="ce5" office:value-type="string" calcext:value-type="string">
            <text:p>v2017</text:p>
          </table:table-cell>
          <table:table-cell table:style-name="ce12" office:value-type="string" calcext:value-type="string">
            <text:p>v2017</text:p>
          </table:table-cell>
          <table:table-cell table:style-name="ce19" office:value-type="string" calcext:value-type="string">
            <text:p>p43</text:p>
          </table:table-cell>
          <table:table-cell table:style-name="ce19" office:value-type="string" calcext:value-type="string">
            <text:p>p57</text:p>
          </table:table-cell>
          <table:table-cell table:style-name="ce24" office:value-type="string" calcext:value-type="string">
            <text:p>correction</text:p>
          </table:table-cell>
          <table:table-cell table:style-name="ce33" office:value-type="string" calcext:value-type="string">
            <text:p>LIB_VAL<text:span text:style-name="T10">1</text:span> au lieu de LIB_VAL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13/0618</text:p>
          </table:table-cell>
          <table:table-cell table:style-name="ce7" office:value-type="string" calcext:value-type="string">
            <text:p>PLU</text:p>
          </table:table-cell>
          <table:table-cell table:style-name="ce5" office:value-type="string" calcext:value-type="string">
            <text:p>v2017</text:p>
          </table:table-cell>
          <table:table-cell table:style-name="ce12" office:value-type="string" calcext:value-type="string">
            <text:p>v2017</text:p>
          </table:table-cell>
          <table:table-cell table:style-name="ce19"/>
          <table:table-cell table:style-name="ce19" office:value-type="string" calcext:value-type="string">
            <text:p>p50</text:p>
          </table:table-cell>
          <table:table-cell table:style-name="ce4" office:value-type="string" calcext:value-type="string">
            <text:p>amélioration</text:p>
          </table:table-cell>
          <table:table-cell table:style-name="ce33" office:value-type="string" calcext:value-type="string">
            <text:p>Indication du nommage des règlements et des OAP de plans de secteur de PLUi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8-06-20" calcext:value-type="date">
            <text:p>20/06/18</text:p>
          </table:table-cell>
          <table:table-cell table:style-name="ce7" office:value-type="string" calcext:value-type="string">
            <text:p>PLU &amp;CC</text:p>
          </table:table-cell>
          <table:table-cell table:style-name="ce5" office:value-type="string" calcext:value-type="string">
            <text:p>v2017</text:p>
          </table:table-cell>
          <table:table-cell table:style-name="ce12" office:value-type="string" calcext:value-type="string">
            <text:p>v2017</text:p>
          </table:table-cell>
          <table:table-cell table:style-name="ce16" office:value-type="string" calcext:value-type="string">
            <text:p>p32</text:p>
          </table:table-cell>
          <table:table-cell table:style-name="ce16" office:value-type="string" calcext:value-type="string">
            <text:p>p42</text:p>
          </table:table-cell>
          <table:table-cell table:style-name="ce24" office:value-type="string" calcext:value-type="string">
            <text:p>correction</text:p>
          </table:table-cell>
          <table:table-cell table:style-name="ce26" office:value-type="string" calcext:value-type="string">
            <text:p>attrib chaîne de caractère : le caractère "espace" n'est plus interdit</text:p>
          </table:table-cell>
          <table:table-cell table:number-columns-repeated="1015"/>
        </table:table-row>
        <table:table-row table:style-name="ro2" table:number-rows-repeated="104839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79mm" fo:margin-bottom="6.88mm" fo:margin-left="6.46mm" fo:margin-right="7.11mm" style:scale-to="97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4.7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09:44:28.3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1DT12H56M40S</meta:editing-duration>
    <meta:editing-cycles>270</meta:editing-cycles>
    <meta:generator>LibreOffice/5.0.6.3$Windows_X86_64 LibreOffice_project/490fc03b25318460cfc54456516ea2519c11d1aa</meta:generator>
    <dc:date>2018-06-20T09:50:12.123000000</dc:date>
    <meta:printed-by>Arnauld Gallais</meta:printed-by>
    <meta:print-date>2014-09-25T10:15:39.140000000</meta:print-date>
    <dc:creator>Arnauld Gallais</dc:creator>
    <dc:subject>Suivi des évolutions des standards CNIG PLU/CC</dc:subject>
    <dc:title>Suivi des évolutions des standards CNIG PLU/CC</dc:title>
    <meta:document-statistic meta:table-count="1" meta:cell-count="1265" meta:object-count="0"/>
    <meta:user-defined meta:name="Info 1"/>
    <meta:user-defined meta:name="Info 2"/>
    <meta:user-defined meta:name="Info 3"/>
    <meta:user-defined meta:name="Info 4"/>
  </office:meta>
</office:document-meta>
</file>